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Элемент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elta Ni</text:p>
          </table:table-cell>
          <table:table-cell table:style-name="Default" office:value-type="string" calcext:value-type="string">
            <text:p>Ei, eV</text:p>
          </table:table-cell>
          <table:table-cell table:style-name="Default" office:value-type="string" calcext:value-type="string">
            <text:p>Delta Ei, eV</text:p>
          </table:table-cell>
          <table:table-cell table:style-name="Default" office:value-type="string" calcext:value-type="string">
            <text:p>Ri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779" calcext:value-type="float">
            <text:p>1779</text:p>
          </table:table-cell>
          <table:table-cell office:value-type="float" office:value="83" calcext:value-type="float">
            <text:p>83</text:p>
          </table:table-cell>
          <table:table-cell table:formula="of:=-53.23+0.75*[.B2]" office:value-type="float" office:value="1281.02" calcext:value-type="float">
            <text:p>1281,02</text:p>
          </table:table-cell>
          <table:table-cell table:formula="of:=0.75*[.C2]" office:value-type="float" office:value="62.25" calcext:value-type="float">
            <text:p>62,25</text:p>
          </table:table-cell>
          <table:table-cell table:formula="of:=[.E2]/[.D2]" office:value-type="float" office:value="0.0485940890852602" calcext:value-type="float">
            <text:p>0,04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759" calcext:value-type="float">
            <text:p>759</text:p>
          </table:table-cell>
          <table:table-cell office:value-type="float" office:value="51" calcext:value-type="float">
            <text:p>51</text:p>
          </table:table-cell>
          <table:table-cell table:formula="of:=-53.23+0.75*[.B3]" office:value-type="float" office:value="516.02" calcext:value-type="float">
            <text:p>516,02</text:p>
          </table:table-cell>
          <table:table-cell table:formula="of:=0.75*[.C3]" office:value-type="float" office:value="38.25" calcext:value-type="float">
            <text:p>38,25</text:p>
          </table:table-cell>
          <table:table-cell table:formula="of:=[.E3]/[.D3]" office:value-type="float" office:value="0.0741250339134142" calcext:value-type="float">
            <text:p>0,07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638" calcext:value-type="float">
            <text:p>1638</text:p>
          </table:table-cell>
          <table:table-cell office:value-type="float" office:value="84" calcext:value-type="float">
            <text:p>84</text:p>
          </table:table-cell>
          <table:table-cell table:formula="of:=-53.23+0.75*[.B4]" office:value-type="float" office:value="1175.27" calcext:value-type="float">
            <text:p>1175,27</text:p>
          </table:table-cell>
          <table:table-cell table:formula="of:=0.75*[.C4]" office:value-type="float" office:value="63" calcext:value-type="float">
            <text:p>63,00</text:p>
          </table:table-cell>
          <table:table-cell table:formula="of:=[.E4]/[.D4]" office:value-type="float" office:value="0.0536047036000238" calcext:value-type="float">
            <text:p>0,05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856" calcext:value-type="float">
            <text:p>1856</text:p>
          </table:table-cell>
          <table:table-cell office:value-type="float" office:value="88" calcext:value-type="float">
            <text:p>88</text:p>
          </table:table-cell>
          <table:table-cell table:formula="of:=-53.23+0.75*[.B5]" office:value-type="float" office:value="1338.77" calcext:value-type="float">
            <text:p>1338,77</text:p>
          </table:table-cell>
          <table:table-cell table:formula="of:=0.75*[.C5]" office:value-type="float" office:value="66" calcext:value-type="float">
            <text:p>66,00</text:p>
          </table:table-cell>
          <table:table-cell table:formula="of:=[.E5]/[.D5]" office:value-type="float" office:value="0.049298983395206" calcext:value-type="float">
            <text:p>0,0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953" calcext:value-type="float">
            <text:p>953</text:p>
          </table:table-cell>
          <table:table-cell office:value-type="float" office:value="58" calcext:value-type="float">
            <text:p>58</text:p>
          </table:table-cell>
          <table:table-cell table:formula="of:=-53.23+0.75*[.B6]" office:value-type="float" office:value="661.52" calcext:value-type="float">
            <text:p>661,52</text:p>
          </table:table-cell>
          <table:table-cell table:formula="of:=0.75*[.C6]" office:value-type="float" office:value="43.5" calcext:value-type="float">
            <text:p>43,50</text:p>
          </table:table-cell>
          <table:table-cell table:formula="of:=[.E6]/[.D6]" office:value-type="float" office:value="0.0657576490506712" calcext:value-type="float">
            <text:p>0,066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formula="of:=-53.23+0.75*[.B7]" office:value-type="float" office:value="58.52" calcext:value-type="float">
            <text:p>58,52</text:p>
          </table:table-cell>
          <table:table-cell table:formula="of:=0.75*[.C7]" office:value-type="float" office:value="7.5" calcext:value-type="float">
            <text:p>7,50</text:p>
          </table:table-cell>
          <table:table-cell table:formula="of:=[.E7]/[.D7]" office:value-type="float" office:value="0.128161312371839" calcext:value-type="float">
            <text:p>0,128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524" calcext:value-type="float">
            <text:p>524</text:p>
          </table:table-cell>
          <table:table-cell office:value-type="float" office:value="38" calcext:value-type="float">
            <text:p>38</text:p>
          </table:table-cell>
          <table:table-cell table:formula="of:=-53.23+0.75*[.B8]" office:value-type="float" office:value="339.77" calcext:value-type="float">
            <text:p>339,77</text:p>
          </table:table-cell>
          <table:table-cell table:formula="of:=0.75*[.C8]" office:value-type="float" office:value="28.5" calcext:value-type="float">
            <text:p>28,50</text:p>
          </table:table-cell>
          <table:table-cell table:formula="of:=[.E8]/[.D8]" office:value-type="float" office:value="0.0838802719486712" calcext:value-type="float">
            <text:p>0,084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94" calcext:value-type="float">
            <text:p>394</text:p>
          </table:table-cell>
          <table:table-cell office:value-type="float" office:value="25" calcext:value-type="float">
            <text:p>25</text:p>
          </table:table-cell>
          <table:table-cell table:formula="of:=-53.23+0.75*[.B9]" office:value-type="float" office:value="242.27" calcext:value-type="float">
            <text:p>242,27</text:p>
          </table:table-cell>
          <table:table-cell table:formula="of:=0.75*[.C9]" office:value-type="float" office:value="18.75" calcext:value-type="float">
            <text:p>18,75</text:p>
          </table:table-cell>
          <table:table-cell table:formula="of:=[.E9]/[.D9]" office:value-type="float" office:value="0.0773929912907087" calcext:value-type="float">
            <text:p>0,077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table:formula="of:=-53.23+0.75*[.B10]" office:value-type="float" office:value="167.27" calcext:value-type="float">
            <text:p>167,27</text:p>
          </table:table-cell>
          <table:table-cell table:formula="of:=0.75*[.C10]" office:value-type="float" office:value="18.75" calcext:value-type="float">
            <text:p>18,75</text:p>
          </table:table-cell>
          <table:table-cell table:formula="of:=[.E10]/[.D10]" office:value-type="float" office:value="0.112094218927483" calcext:value-type="float">
            <text:p>0,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20:53:19.716671590</meta:creation-date>
    <dc:date>2022-11-20T21:21:39.812896124</dc:date>
    <meta:editing-duration>PT10M50S</meta:editing-duration>
    <meta:editing-cycles>3</meta:editing-cycles>
    <meta:generator>LibreOffice/6.4.7.2$Linux_X86_64 LibreOffice_project/40$Build-2</meta:generator>
    <meta:document-statistic meta:table-count="1" meta:cell-count="60" meta:object-count="0"/>
  </office:meta>
</office:document-meta>
</file>